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Fira Mono" officeooo:rsid="00081c76" officeooo:paragraph-rsid="00081c76"/>
    </style:style>
    <style:style style:name="P2" style:family="paragraph" style:parent-style-name="Title">
      <style:text-properties style:font-name="Fira Mono" officeooo:rsid="00081c76" officeooo:paragraph-rsid="00081c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PENDENTI</text:p>
      <text:h text:style-name="Heading_20_1" text:outline-level="1"># Richieste</text:h>
      <text:p text:style-name="P1"/>
      <text:p text:style-name="P1">1. Tutte le persone hanno almeno un numero di telefono</text:p>
      <text:p text:style-name="P1">2. Ogni persona ha esattamente un nome</text:p>
      <text:p text:style-name="P1">3. Non ci sono dipendenti che lavorano in più di due dipartimenti</text:p>
      <text:p text:style-name="P1">4. Ogni dipartimento ha esattamente un direttore che è una persona.</text:p>
      <text:p text:style-name="P1"/>
      <text:h text:style-name="Heading_20_1" text:outline-level="1"># Alfabeto</text:h>
      <text:p text:style-name="P1"/>
      <text:p text:style-name="P1"><text:tab/>F = {}</text:p>
      <text:p text:style-name="P1"><text:tab/></text:p>
      <text:p text:style-name="P1"><text:tab/>P = {Persona/1, NumTelefono/1, Stringa/1, Dipendente/1, <text:tab/><text:tab/><text:tab/>Dipartimento/1, Direttore/1, Dirigenza/2, Lavora/2, <text:tab/><text:tab/><text:tab/>HaNome/2, HaNumero/2}</text:p>
      <text:p text:style-name="P1"><text:tab/></text:p>
      <text:h text:style-name="Heading_20_1" text:outline-level="1"># Formula</text:h>
      <text:p text:style-name="P1"/>
      <text:p text:style-name="P1"><text:tab/>ALL p Persona(p) -&gt; ( Not ( NumTelefono(p) ) )</text:p>
      <text:p text:style-name="P1"><text:tab/>and</text:p>
      <text:p text:style-name="P1"><text:tab/>ALL p, n HaNumero(p, n) -&gt; ( Persona(p) And NumTelefono(n) ) </text:p>
      <text:p text:style-name="P1"><text:tab/>and</text:p>
      <text:p text:style-name="P1"><text:tab/>ALL p Persona(p) -&gt; EXISTS n HaNumero(p, n)</text:p>
      <text:p text:style-name="P1"><text:tab/>and</text:p>
      <text:p text:style-name="P1"><text:tab/>ALL s Stringa(s) -&gt; ( Not ( Persona(s) Or NumTelefono(s) ) )</text:p>
      <text:p text:style-name="P1"><text:tab/>and</text:p>
      <text:p text:style-name="P1"><text:tab/>ALL p, n HaNome(p, n) -&gt; ( Persona(p) And Stringa(n) )</text:p>
      <text:p text:style-name="P1"><text:tab/>and</text:p>
      <text:p text:style-name="P1"><text:soft-page-break/><text:tab/>ALL p Persona(p) -&gt; EXISTS ! n HaNome(p, n)</text:p>
      <text:p text:style-name="P1"><text:tab/>and</text:p>
      <text:p text:style-name="P1"><text:tab/>ALL d Dipendente(d) -&gt; ( Persona(d) And Not ( NumTelefono(d) <text:tab/><text:tab/><text:tab/><text:tab/><text:tab/><text:tab/>Or Stringa(d) ) )</text:p>
      <text:p text:style-name="P1"><text:tab/>and</text:p>
      <text:p text:style-name="P1"><text:tab/>ALL d Dipartimento(d) -&gt; ( Not ( Persona(d) Or NumTelefono(d) <text:tab/><text:tab/><text:tab/><text:tab/><text:tab/><text:tab/> <text:s/>Or Stringa(d) Or Dipendente(d) ) )</text:p>
      <text:p text:style-name="P1"><text:tab/>and</text:p>
      <text:p text:style-name="P1"><text:tab/>ALL dipe, dipa Lavora(dipe, dipa) -&gt; ( Dipendente(dipe) And <text:tab/><text:tab/><text:tab/><text:tab/><text:tab/><text:tab/><text:tab/> <text:tab/><text:tab/>Dipartimento(dipa) )</text:p>
      <text:p text:style-name="P1"><text:tab/>and</text:p>
      <text:p text:style-name="P1"><text:tab/>ALL dipe Dipendente(dipe) -&gt; Not ( EXISTS</text:p>
      <text:p text:style-name="P1"><text:tab/><text:tab/><text:tab/><text:tab/><text:tab/><text:tab/>dipa1, dipa2, dipa3</text:p>
      <text:p text:style-name="P1"><text:tab/><text:tab/><text:tab/><text:tab/><text:tab/><text:tab/>Lavora(dipe, dipa1) And Lavora(dipe, <text:tab/><text:tab/><text:tab/><text:tab/><text:tab/><text:tab/>dipa2) And Lavora(dipe, dipa3) And <text:tab/>( dipa1 != dipa2 And dipa1 != dipa3 And dipa2 != dipa3 )</text:p>
      <text:p text:style-name="P1"><text:tab/><text:tab/><text:tab/><text:tab/><text:tab/> )</text:p>
      <text:p text:style-name="P1"><text:tab/>and</text:p>
      <text:p text:style-name="P1"><text:tab/>ALL d Direttore(d) -&gt; ( Persona(d) And Not ( NumTelefono(d) Or <text:tab/><text:tab/><text:tab/><text:tab/><text:tab/><text:tab/>Stringa(d) Or Dipartimento(d) ) )<text:tab/><text:tab/> # Qui lascio la possibilità ad un direttore di essere anche <text:tab/><text:tab/>dipendente perché non è esplicitato</text:p>
      <text:p text:style-name="P1"><text:tab/>and</text:p>
      <text:p text:style-name="P1"><text:tab/>ALL dir, dip Dirigenza(dir, dip) -&gt; ( Direttore(dir) And <text:tab/><text:tab/><text:tab/><text:tab/><text:tab/><text:tab/><text:tab/><text:tab/><text:tab/><text:tab/>Dipartimento(dip) ) </text:p>
      <text:p text:style-name="P1"><text:tab/>and</text:p>
      <text:p text:style-name="P1"><text:tab/>ALL dip Dipartimento(dip) -&gt; EXISTS ! dir Dirigenza(dir, dip) </text:p>
      <text:p text:style-name="P1"><text:tab/></text:p>
      <text:p text:style-name="P1"><text:tab/></text:p>
      <text:h text:style-name="Heading_20_1" text:outline-level="1"># Esempio di interpretazione</text:h>
      <text:p text:style-name="P1"/>
      <text:p text:style-name="P1"><text:tab/>Dominio = { Alessandro, 123456789, Francesco, 213456789, <text:tab/><text:tab/><text:tab/><text:tab/><text:tab/>alpha, beta, Ricerca }</text:p>
      <text:p text:style-name="P1"><text:soft-page-break/><text:tab/></text:p>
      <text:p text:style-name="P1"><text:tab/># Simboli di predicato con arità 1</text:p>
      <text:p text:style-name="P1"><text:tab/></text:p>
      <text:p text:style-name="P1"><text:tab/>I(Persona) = { alpha, beta }</text:p>
      <text:p text:style-name="P1"><text:tab/>I(NumTelefono) = { 123456789, 213456789 }</text:p>
      <text:p text:style-name="P1"><text:tab/>I(Stringa) = { Alessandro, Francesco }</text:p>
      <text:p text:style-name="P1"><text:tab/>I(Dipendente) = { beta }</text:p>
      <text:p text:style-name="P1"><text:tab/>I(Dipartimento) = { Ricerca }</text:p>
      <text:p text:style-name="P1"><text:tab/>I(Direttore) = { alpha }</text:p>
      <text:p text:style-name="P1"><text:tab/></text:p>
      <text:p text:style-name="P1"><text:tab/># Simboli di predicato con arità 2</text:p>
      <text:p text:style-name="P1"><text:tab/></text:p>
      <text:p text:style-name="P1"><text:tab/>I(Dirigenza) = { (alpha, Ricerca) }</text:p>
      <text:p text:style-name="P1"><text:tab/>I(Lavora) = { (beta, Ricerca) }</text:p>
      <text:p text:style-name="P1"><text:tab/>I(HaNome) = { (alpha, Alessandro), (beta, Francesco) }</text:p>
      <text:p text:style-name="P1"><text:tab/>I(HaNumero) = { (alpha, 123456789), (beta, 213456789) 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2T23:15:54.995574171</meta:creation-date>
    <dc:date>2026-04-02T23:19:38.156534451</dc:date>
    <meta:editing-duration>PT3M44S</meta:editing-duration>
    <meta:editing-cycles>1</meta:editing-cycles>
    <meta:document-statistic meta:table-count="0" meta:image-count="0" meta:object-count="0" meta:page-count="3" meta:paragraph-count="60" meta:word-count="351" meta:character-count="2178" meta:non-whitespace-character-count="1748"/>
    <meta:generator>LibreOffice/24.2.7.2$Linux_X86_64 LibreOffice_project/420$Build-2</meta:generator>
  </office:meta>
</office:document-meta>
</file>